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Βασικό" style:master-page-name="MP0" style:family="paragraph">
      <style:paragraph-properties fo:break-before="page" fo:text-align="justify"/>
    </style:style>
    <style:style style:name="T2" style:parent-style-name="Προεπιλεγμένηγραμματοσειρά" style:family="text">
      <style:text-properties fo:language="en" fo:country="US"/>
    </style:style>
    <style:style style:name="T3" style:parent-style-name="Προεπιλεγμένηγραμματοσειρά" style:family="text">
      <style:text-properties fo:language="en" fo:country="US"/>
    </style:style>
    <style:style style:name="T4" style:parent-style-name="Προεπιλεγμένηγραμματοσειρά" style:family="text">
      <style:text-properties fo:language="en" fo:country="US"/>
    </style:style>
    <style:style style:name="T5" style:parent-style-name="Προεπιλεγμένηγραμματοσειρά" style:family="text">
      <style:text-properties fo:language="en" fo:country="US"/>
    </style:style>
    <style:style style:name="T6" style:parent-style-name="Προεπιλεγμένηγραμματοσειρά" style:family="text">
      <style:text-properties fo:language="en" fo:country="US"/>
    </style:style>
    <style:style style:name="T7" style:parent-style-name="Προεπιλεγμένηγραμματοσειρά" style:family="text">
      <style:text-properties fo:language="en" fo:country="US"/>
    </style:style>
    <style:style style:name="T8" style:parent-style-name="Προεπιλεγμένηγραμματοσειρά" style:family="text">
      <style:text-properties fo:language="en" fo:country="US"/>
    </style:style>
    <style:style style:name="T9" style:parent-style-name="Προεπιλεγμένηγραμματοσειρά" style:family="text">
      <style:text-properties fo:language="en" fo:country="US"/>
    </style:style>
    <style:style style:name="T10" style:parent-style-name="Προεπιλεγμένηγραμματοσειρά" style:family="text">
      <style:text-properties fo:language="en" fo:country="US"/>
    </style:style>
    <style:style style:name="T11" style:parent-style-name="Προεπιλεγμένηγραμματοσειρά" style:family="text">
      <style:text-properties fo:language="en" fo:country="US"/>
    </style:style>
    <style:style style:name="T12" style:parent-style-name="Προεπιλεγμένηγραμματοσειρά" style:family="text">
      <style:text-properties fo:language="en" fo:country="US"/>
    </style:style>
    <style:style style:name="T13" style:parent-style-name="Προεπιλεγμένηγραμματοσειρά" style:family="text">
      <style:text-properties fo:language="en" fo:country="US"/>
    </style:style>
    <style:style style:name="T14" style:parent-style-name="Προεπιλεγμένηγραμματοσειρά" style:family="text">
      <style:text-properties fo:language="en" fo:country="US"/>
    </style:style>
    <style:style style:name="T15" style:parent-style-name="Προεπιλεγμένηγραμματοσειρά" style:family="text">
      <style:text-properties fo:language="en" fo:country="US"/>
    </style:style>
    <style:style style:name="T16" style:parent-style-name="Προεπιλεγμένηγραμματοσειρά" style:family="text">
      <style:text-properties fo:language="en" fo:country="US"/>
    </style:style>
    <style:style style:name="T17" style:parent-style-name="Προεπιλεγμένηγραμματοσειρά" style:family="text">
      <style:text-properties fo:language="en" fo:country="US"/>
    </style:style>
    <style:style style:name="T18" style:parent-style-name="Προεπιλεγμένηγραμματοσειρά" style:family="text">
      <style:text-properties fo:language="en" fo:country="US"/>
    </style:style>
    <style:style style:name="T19" style:parent-style-name="Προεπιλεγμένηγραμματοσειρά" style:family="text">
      <style:text-properties fo:language="en" fo:country="US"/>
    </style:style>
    <style:style style:name="T20" style:parent-style-name="Προεπιλεγμένηγραμματοσειρά" style:family="text">
      <style:text-properties fo:language="en" fo:country="US"/>
    </style:style>
    <style:style style:name="T21" style:parent-style-name="Προεπιλεγμένηγραμματοσειρά" style:family="text">
      <style:text-properties fo:language="en" fo:country="US"/>
    </style:style>
    <style:style style:name="T22" style:parent-style-name="Προεπιλεγμένηγραμματοσειρά" style:family="text">
      <style:text-properties fo:language="en" fo:country="US"/>
    </style:style>
    <style:style style:name="T23" style:parent-style-name="Προεπιλεγμένηγραμματοσειρά" style:family="text">
      <style:text-properties fo:language="en" fo:country="US"/>
    </style:style>
    <style:style style:name="T24" style:parent-style-name="Προεπιλεγμένηγραμματοσειρά" style:family="text">
      <style:text-properties fo:language="en" fo:country="US"/>
    </style:style>
    <style:style style:name="T25" style:parent-style-name="Προεπιλεγμένηγραμματοσειρά" style:family="text">
      <style:text-properties fo:language="en" fo:country="US"/>
    </style:style>
    <style:style style:name="T26" style:parent-style-name="Προεπιλεγμένηγραμματοσειρά" style:family="text">
      <style:text-properties fo:language="en" fo:country="US"/>
    </style:style>
    <style:style style:name="T27" style:parent-style-name="Προεπιλεγμένηγραμματοσειρά" style:family="text">
      <style:text-properties fo:language="en" fo:country="US"/>
    </style:style>
    <style:style style:name="T28" style:parent-style-name="Προεπιλεγμένηγραμματοσειρά" style:family="text">
      <style:text-properties fo:language="en" fo:country="US"/>
    </style:style>
    <style:style style:name="T29" style:parent-style-name="Προεπιλεγμένηγραμματοσειρά" style:family="text">
      <style:text-properties fo:language="en" fo:country="US"/>
    </style:style>
    <style:style style:name="T30" style:parent-style-name="Προεπιλεγμένηγραμματοσειρά" style:family="text">
      <style:text-properties fo:language="en" fo:country="US"/>
    </style:style>
    <style:style style:name="P31" style:parent-style-name="Βασικό" style:family="paragraph">
      <style:paragraph-properties fo:text-align="justify"/>
    </style:style>
    <style:style style:name="T32" style:parent-style-name="Προεπιλεγμένηγραμματοσειρά" style:family="text">
      <style:text-properties fo:language="en" fo:country="US"/>
    </style:style>
    <style:style style:name="P33" style:parent-style-name="Παράγραφοςλίστας" style:list-style-name="LFO2" style:family="paragraph">
      <style:paragraph-properties fo:text-align="justify"/>
    </style:style>
    <style:style style:name="T34" style:parent-style-name="Προεπιλεγμένηγραμματοσειρά" style:family="text">
      <style:text-properties fo:language="en" fo:country="US"/>
    </style:style>
    <style:style style:name="T35" style:parent-style-name="Προεπιλεγμένηγραμματοσειρά" style:family="text">
      <style:text-properties fo:language="en" fo:country="US"/>
    </style:style>
    <style:style style:name="T36" style:parent-style-name="Προεπιλεγμένηγραμματοσειρά" style:family="text">
      <style:text-properties fo:language="en" fo:country="US"/>
    </style:style>
    <style:style style:name="T37" style:parent-style-name="Προεπιλεγμένηγραμματοσειρά" style:family="text">
      <style:text-properties fo:language="en" fo:country="US"/>
    </style:style>
    <style:style style:name="T38" style:parent-style-name="Προεπιλεγμένηγραμματοσειρά" style:family="text">
      <style:text-properties fo:language="en" fo:country="US"/>
    </style:style>
    <style:style style:name="T39" style:parent-style-name="Προεπιλεγμένηγραμματοσειρά" style:family="text">
      <style:text-properties fo:language="en" fo:country="US"/>
    </style:style>
    <style:style style:name="T40" style:parent-style-name="Προεπιλεγμένηγραμματοσειρά" style:family="text">
      <style:text-properties fo:language="en" fo:country="US"/>
    </style:style>
    <style:style style:name="P41" style:parent-style-name="Παράγραφοςλίστας" style:list-style-name="LFO2" style:family="paragraph">
      <style:paragraph-properties fo:text-align="justify"/>
    </style:style>
    <style:style style:name="T42" style:parent-style-name="Προεπιλεγμένηγραμματοσειρά" style:family="text">
      <style:text-properties fo:language="en" fo:country="US"/>
    </style:style>
    <style:style style:name="T43" style:parent-style-name="Προεπιλεγμένηγραμματοσειρά" style:family="text">
      <style:text-properties fo:language="en" fo:country="US"/>
    </style:style>
    <style:style style:name="T44" style:parent-style-name="Προεπιλεγμένηγραμματοσειρά" style:family="text">
      <style:text-properties fo:language="en" fo:country="US"/>
    </style:style>
    <style:style style:name="T45" style:parent-style-name="Προεπιλεγμένηγραμματοσειρά" style:family="text">
      <style:text-properties fo:language="en" fo:country="US"/>
    </style:style>
    <style:style style:name="T46" style:parent-style-name="Προεπιλεγμένηγραμματοσειρά" style:family="text">
      <style:text-properties fo:language="en" fo:country="US"/>
    </style:style>
    <style:style style:name="T47" style:parent-style-name="Προεπιλεγμένηγραμματοσειρά" style:family="text">
      <style:text-properties fo:language="en" fo:country="US"/>
    </style:style>
    <style:style style:name="T48" style:parent-style-name="Προεπιλεγμένηγραμματοσειρά" style:family="text">
      <style:text-properties fo:language="en" fo:country="US"/>
    </style:style>
    <style:style style:name="T49" style:parent-style-name="Προεπιλεγμένηγραμματοσειρά" style:family="text">
      <style:text-properties fo:language="en" fo:country="US"/>
    </style:style>
    <style:style style:name="T50" style:parent-style-name="Προεπιλεγμένηγραμματοσειρά" style:family="text">
      <style:text-properties fo:language="en" fo:country="US"/>
    </style:style>
    <style:style style:name="T51" style:parent-style-name="Προεπιλεγμένηγραμματοσειρά" style:family="text">
      <style:text-properties fo:language="en" fo:country="US"/>
    </style:style>
    <style:style style:name="T52" style:parent-style-name="Προεπιλεγμένηγραμματοσειρά" style:family="text">
      <style:text-properties fo:language="en" fo:country="US"/>
    </style:style>
    <style:style style:name="T53" style:parent-style-name="Προεπιλεγμένηγραμματοσειρά" style:family="text">
      <style:text-properties fo:language="en" fo:country="US"/>
    </style:style>
    <style:style style:name="T54" style:parent-style-name="Προεπιλεγμένηγραμματοσειρά" style:family="text">
      <style:text-properties fo:language="en" fo:country="US"/>
    </style:style>
    <style:style style:name="T55" style:parent-style-name="Προεπιλεγμένηγραμματοσειρά" style:family="text">
      <style:text-properties fo:language="en" fo:country="US"/>
    </style:style>
    <style:style style:name="P56" style:parent-style-name="Παράγραφοςλίστας" style:list-style-name="LFO2" style:family="paragraph">
      <style:paragraph-properties fo:text-align="justify"/>
    </style:style>
    <style:style style:name="T57" style:parent-style-name="Προεπιλεγμένηγραμματοσειρά" style:family="text">
      <style:text-properties fo:language="en" fo:country="US"/>
    </style:style>
    <style:style style:name="T58" style:parent-style-name="Προεπιλεγμένηγραμματοσειρά" style:family="text">
      <style:text-properties fo:language="en" fo:country="US"/>
    </style:style>
    <style:style style:name="T59" style:parent-style-name="Προεπιλεγμένηγραμματοσειρά" style:family="text">
      <style:text-properties fo:language="en" fo:country="US"/>
    </style:style>
    <style:style style:name="T60" style:parent-style-name="Προεπιλεγμένηγραμματοσειρά" style:family="text">
      <style:text-properties fo:language="en" fo:country="US"/>
    </style:style>
    <style:style style:name="T61" style:parent-style-name="Προεπιλεγμένηγραμματοσειρά" style:family="text">
      <style:text-properties fo:language="en" fo:country="US"/>
    </style:style>
    <style:style style:name="T62" style:parent-style-name="Προεπιλεγμένηγραμματοσειρά" style:family="text">
      <style:text-properties fo:language="en" fo:country="US"/>
    </style:style>
    <style:style style:name="P63" style:parent-style-name="Παράγραφοςλίστας" style:list-style-name="LFO2" style:family="paragraph">
      <style:paragraph-properties fo:text-align="justify"/>
    </style:style>
    <style:style style:name="T64" style:parent-style-name="Προεπιλεγμένηγραμματοσειρά" style:family="text">
      <style:text-properties fo:language="en" fo:country="US"/>
    </style:style>
    <style:style style:name="T65" style:parent-style-name="Προεπιλεγμένηγραμματοσειρά" style:family="text">
      <style:text-properties fo:language="en" fo:country="US"/>
    </style:style>
    <style:style style:name="T66" style:parent-style-name="Προεπιλεγμένηγραμματοσειρά" style:family="text">
      <style:text-properties fo:language="en" fo:country="US"/>
    </style:style>
    <style:style style:name="T67" style:parent-style-name="Προεπιλεγμένηγραμματοσειρά" style:family="text">
      <style:text-properties fo:language="en" fo:country="US"/>
    </style:style>
    <style:style style:name="T68" style:parent-style-name="Προεπιλεγμένηγραμματοσειρά" style:family="text">
      <style:text-properties fo:language="en" fo:country="US"/>
    </style:style>
    <style:style style:name="T69" style:parent-style-name="Προεπιλεγμένηγραμματοσειρά" style:family="text">
      <style:text-properties fo:language="en" fo:country="US"/>
    </style:style>
    <style:style style:name="T70" style:parent-style-name="Προεπιλεγμένηγραμματοσειρά" style:family="text">
      <style:text-properties fo:language="en" fo:country="US"/>
    </style:style>
    <style:style style:name="T71" style:parent-style-name="Προεπιλεγμένηγραμματοσειρά" style:family="text">
      <style:text-properties fo:language="en" fo:country="US"/>
    </style:style>
    <style:style style:name="T72" style:parent-style-name="Προεπιλεγμένηγραμματοσειρά" style:family="text">
      <style:text-properties fo:language="en" fo:country="US"/>
    </style:style>
    <style:style style:name="T73" style:parent-style-name="Προεπιλεγμένηγραμματοσειρά" style:family="text">
      <style:text-properties fo:language="en" fo:country="US"/>
    </style:style>
    <style:style style:name="T74" style:parent-style-name="Προεπιλεγμένηγραμματοσειρά" style:family="text">
      <style:text-properties fo:language="en" fo:country="US"/>
    </style:style>
    <style:style style:name="T75" style:parent-style-name="Προεπιλεγμένηγραμματοσειρά" style:family="text">
      <style:text-properties fo:language="en" fo:country="US"/>
    </style:style>
    <style:style style:name="T76" style:parent-style-name="Προεπιλεγμένηγραμματοσειρά" style:family="text">
      <style:text-properties fo:language="en" fo:country="US"/>
    </style:style>
    <style:style style:name="T77" style:parent-style-name="Προεπιλεγμένηγραμματοσειρά" style:family="text">
      <style:text-properties fo:language="en" fo:country="US"/>
    </style:style>
    <style:style style:name="T78" style:parent-style-name="Προεπιλεγμένηγραμματοσειρά" style:family="text">
      <style:text-properties fo:language="en" fo:country="US"/>
    </style:style>
    <style:style style:name="T79" style:parent-style-name="Προεπιλεγμένηγραμματοσειρά" style:family="text">
      <style:text-properties fo:language="en" fo:country="US"/>
    </style:style>
    <style:style style:name="T80" style:parent-style-name="Προεπιλεγμένηγραμματοσειρά" style:family="text">
      <style:text-properties fo:language="en" fo:country="US"/>
    </style:style>
    <style:style style:name="T81" style:parent-style-name="Προεπιλεγμένηγραμματοσειρά" style:family="text">
      <style:text-properties fo:language="en" fo:country="US"/>
    </style:style>
    <style:style style:name="T82" style:parent-style-name="Προεπιλεγμένηγραμματοσειρά" style:family="text">
      <style:text-properties fo:language="en" fo:country="US"/>
    </style:style>
    <style:style style:name="T83" style:parent-style-name="Προεπιλεγμένηγραμματοσειρά" style:family="text">
      <style:text-properties fo:language="en" fo:country="US"/>
    </style:style>
    <style:style style:name="T84" style:parent-style-name="Προεπιλεγμένηγραμματοσειρά" style:family="text">
      <style:text-properties fo:language="en" fo:country="US"/>
    </style:style>
    <style:style style:name="T85" style:parent-style-name="Προεπιλεγμένηγραμματοσειρά" style:family="text">
      <style:text-properties fo:language="en" fo:country="US"/>
    </style:style>
    <style:style style:name="T86" style:parent-style-name="Προεπιλεγμένηγραμματοσειρά" style:family="text">
      <style:text-properties fo:language="en" fo:country="US"/>
    </style:style>
    <style:style style:name="P87" style:parent-style-name="Παράγραφοςλίστας" style:list-style-name="LFO2" style:family="paragraph">
      <style:paragraph-properties fo:text-align="justify"/>
    </style:style>
    <style:style style:name="T88" style:parent-style-name="Προεπιλεγμένηγραμματοσειρά" style:family="text">
      <style:text-properties fo:language="en" fo:country="US"/>
    </style:style>
    <style:style style:name="T89" style:parent-style-name="Προεπιλεγμένηγραμματοσειρά" style:family="text">
      <style:text-properties fo:language="en" fo:country="US"/>
    </style:style>
    <style:style style:name="T90" style:parent-style-name="Προεπιλεγμένηγραμματοσειρά" style:family="text">
      <style:text-properties fo:language="en" fo:country="US"/>
    </style:style>
    <style:style style:name="T91" style:parent-style-name="Προεπιλεγμένηγραμματοσειρά" style:family="text">
      <style:text-properties fo:language="en" fo:country="US"/>
    </style:style>
    <style:style style:name="T92" style:parent-style-name="Προεπιλεγμένηγραμματοσειρά" style:family="text">
      <style:text-properties fo:language="en" fo:country="US"/>
    </style:style>
    <style:style style:name="T93" style:parent-style-name="Προεπιλεγμένηγραμματοσειρά" style:family="text">
      <style:text-properties fo:language="en" fo:country="US"/>
    </style:style>
    <style:style style:name="T94" style:parent-style-name="Προεπιλεγμένηγραμματοσειρά" style:family="text">
      <style:text-properties fo:language="en" fo:country="US"/>
    </style:style>
    <style:style style:name="P95" style:parent-style-name="Παράγραφοςλίστας" style:list-style-name="LFO2" style:family="paragraph">
      <style:paragraph-properties fo:text-align="justify"/>
    </style:style>
    <style:style style:name="T96" style:parent-style-name="Προεπιλεγμένηγραμματοσειρά" style:family="text">
      <style:text-properties fo:language="en" fo:country="US"/>
    </style:style>
    <style:style style:name="T97" style:parent-style-name="Προεπιλεγμένηγραμματοσειρά" style:family="text">
      <style:text-properties fo:language="en" fo:country="US"/>
    </style:style>
    <style:style style:name="T98" style:parent-style-name="Προεπιλεγμένηγραμματοσειρά" style:family="text">
      <style:text-properties fo:language="en" fo:country="US"/>
    </style:style>
    <style:style style:name="T99" style:parent-style-name="Προεπιλεγμένηγραμματοσειρά" style:family="text">
      <style:text-properties fo:language="en" fo:country="US"/>
    </style:style>
    <style:style style:name="T100" style:parent-style-name="Προεπιλεγμένηγραμματοσειρά" style:family="text">
      <style:text-properties fo:language="en" fo:country="US"/>
    </style:style>
    <style:style style:name="T101" style:parent-style-name="Προεπιλεγμένηγραμματοσειρά" style:family="text">
      <style:text-properties fo:language="en" fo:country="US"/>
    </style:style>
    <style:style style:name="T102" style:parent-style-name="Προεπιλεγμένηγραμματοσειρά" style:family="text">
      <style:text-properties fo:language="en" fo:country="US"/>
    </style:style>
    <style:style style:name="T103" style:parent-style-name="Προεπιλεγμένηγραμματοσειρά" style:family="text">
      <style:text-properties fo:language="en" fo:country="US"/>
    </style:style>
    <style:style style:name="P104" style:parent-style-name="Παράγραφοςλίστας" style:list-style-name="LFO2" style:family="paragraph">
      <style:paragraph-properties fo:text-align="justify"/>
    </style:style>
    <style:style style:name="T105" style:parent-style-name="Προεπιλεγμένηγραμματοσειρά" style:family="text">
      <style:text-properties fo:language="en" fo:country="US"/>
    </style:style>
    <style:style style:name="T106" style:parent-style-name="Προεπιλεγμένηγραμματοσειρά" style:family="text">
      <style:text-properties fo:language="en" fo:country="US"/>
    </style:style>
    <style:style style:name="T107" style:parent-style-name="Προεπιλεγμένηγραμματοσειρά" style:family="text">
      <style:text-properties fo:language="en" fo:country="US"/>
    </style:style>
    <style:style style:name="T108" style:parent-style-name="Προεπιλεγμένηγραμματοσειρά" style:family="text">
      <style:text-properties fo:language="en" fo:country="US"/>
    </style:style>
    <style:style style:name="P109" style:parent-style-name="Παράγραφοςλίστας" style:list-style-name="LFO2" style:family="paragraph">
      <style:paragraph-properties fo:text-align="justify"/>
    </style:style>
    <style:style style:name="T110" style:parent-style-name="Προεπιλεγμένηγραμματοσειρά" style:family="text">
      <style:text-properties fo:language="en" fo:country="US"/>
    </style:style>
    <style:style style:name="P111" style:parent-style-name="Βασικό" style:family="paragraph">
      <style:paragraph-properties fo:text-align="justify"/>
    </style:style>
  </office:automatic-styles>
  <office:body>
    <office:text text:use-soft-page-breaks="true">
      <text:p text:style-name="P1">-Ο<text:s/><text:span text:style-name="T2">organizer</text:span><text:s/>είναι αυτός που κάνει<text:s/><text:span text:style-name="T3">deploy</text:span><text:s/>το<text:s/><text:span text:style-name="T4">contract</text:span>.<text:s/>Συγκεκριμένα, με<text:s/><text:span text:style-name="T5">transactions</text:span><text:s/>καθορίζει το<text:s/><text:span text:style-name="T6">voting</text:span><text:s/><text:span text:style-name="T7">question</text:span><text:s/>και τα<text:s/><text:span text:style-name="T8">options</text:span>.<text:s/>Επίσης<text:span text:style-name="T9"><text:s/></text:span>με<text:span text:style-name="T10"><text:s/></text:span><text:span text:style-name="T11">transaction</text:span><text:span text:style-name="T12"><text:s/></text:span>προσθέτει<text:span text:style-name="T13"><text:s/></text:span>στο<text:span text:style-name="T14"><text:s/></text:span><text:span text:style-name="T15">Merkle</text:span><text:span text:style-name="T16"><text:s/></text:span><text:span text:style-name="T17">tree</text:span><text:span text:style-name="T18"><text:s/></text:span>τα<text:span text:style-name="T19"><text:s/></text:span><text:span text:style-name="T20">hashes</text:span><text:span text:style-name="T21"><text:s/></text:span>των<text:span text:style-name="T22"><text:s/></text:span><text:span text:style-name="T23">witness</text:span><text:span text:style-name="T24"><text:s/></text:span><text:span text:style-name="T25">keys</text:span><text:span text:style-name="T26"><text:s/></text:span>των<text:span text:style-name="T27"><text:s/></text:span><text:span text:style-name="T28">eligible</text:span><text:span text:style-name="T29"><text:s/></text:span><text:span text:style-name="T30">voters</text:span></text:p>
      <text:p text:style-name="P31">-<text:s/>Ένας<text:s/><text:span text:style-name="T32">voter</text:span><text:s/>για να μπορέσει να ψηφίσει πρέπει να κάνει τα εξής:</text:p>
      <text:list text:style-name="LFO2" text:continue-numbering="true">
        <text:list-item>
          <text:p text:style-name="P33">Αρχικά πρέπει να κάνει<text:s/><text:s/>“<text:span text:style-name="T34">join</text:span>”<text:s/>στο<text:s/><text:span text:style-name="T35">contract</text:span><text:s/>μέσω του<text:s/><text:span text:style-name="T36">address</text:span><text:s/>του. Αυτή τη στιγμή υπάρχει<text:s/><text:span text:style-name="T37">prompt</text:span><text:s/>για να μπει το<text:s/><text:span text:style-name="T38">address</text:span>, θα μπορούσε να γίνει βάζοντας στην αρχική σελίδα του<text:s/><text:span text:style-name="T39">voter</text:span><text:s/>όλα τα διαθέσιμα<text:s/><text:span text:style-name="T40">contracts</text:span><text:s/>και να μπαίνει σε ένα από αυτά</text:p>
        </text:list-item>
        <text:list-item>
          <text:p text:style-name="P41">Έχοντας κάνει<text:s/><text:span text:style-name="T42">join</text:span><text:s/>στο<text:s/><text:span text:style-name="T43">contract</text:span><text:s/>ο<text:s/><text:span text:style-name="T44">voter</text:span><text:s/>πρέπει να κάνει<text:s/><text:span text:style-name="T45">verify</text:span><text:s/>τον εαυτό του<text:s/>, δηλαδή πρέπει να πάρει το<text:s/><text:span text:style-name="T46">witness</text:span><text:s/><text:span text:style-name="T47">key</text:span><text:s/>από το πανεπιστήμιο καθώς και να γίνει<text:s/><text:span text:style-name="T48">Mapped</text:span><text:s/>το<text:s/><text:span text:style-name="T49">public</text:span><text:s/><text:span text:style-name="T50">payment</text:span><text:s/><text:span text:style-name="T51">key</text:span><text:s/>του<text:s/><text:span text:style-name="T52">wallet</text:span><text:s/>του με το<text:s/><text:span text:style-name="T53">hash</text:span>(<text:span text:style-name="T54">witness</text:span><text:s/><text:span text:style-name="T55">key</text:span>).<text:s/>Έτσι λοιπόν γίνεται το εξής:</text:p>
          <text:list text:continue-numbering="true">
            <text:list-item>
              <text:p text:style-name="P56">Ο χρήστης κάνει<text:s/><text:span text:style-name="T57">login</text:span><text:s/>με τα ακαδημαικά του<text:s/><text:span text:style-name="T58">credentials</text:span><text:s/>και αν υπάρχει τότε εκδίδεται ένα τυχαίο 32<text:span text:style-name="T59">byte</text:span><text:s/><text:span text:style-name="T60">string</text:span><text:s/>που θα είναι το<text:s/><text:span text:style-name="T61">witness</text:span><text:s/><text:span text:style-name="T62">key</text:span>.</text:p>
            </text:list-item>
            <text:list-item>
              <text:p text:style-name="P63">Ο<text:s/><text:span text:style-name="T64">Server</text:span><text:s/>του πανεπιστημίου αυτόματα, μέσω ενός<text:s/><text:span text:style-name="T65">dummy</text:span><text:s/><text:span text:style-name="T66">wallet</text:span><text:s/>κάνει ένα<text:s/><text:span text:style-name="T67">transaction</text:span><text:s/>στο συγκεκριμένο<text:s/><text:span text:style-name="T68">contract</text:span><text:s/>όπου καταχωρεί στο<text:s/><text:span text:style-name="T69">map</text:span><text:s/>το ζευγάρι<text:s/><text:span text:style-name="T70">public</text:span><text:s/><text:span text:style-name="T71">payment</text:span><text:s/><text:span text:style-name="T72">key</text:span>,<text:s/><text:span text:style-name="T73">hash</text:span>(<text:span text:style-name="T74">witness</text:span><text:s/><text:span text:style-name="T75">key</text:span>).<text:s/>Αυτό το<text:s/><text:span text:style-name="T76">map</text:span><text:s/>είναι<text:s/><text:span text:style-name="T77">publicly</text:span><text:s/><text:span text:style-name="T78">available</text:span><text:s/>Πάνω στο<text:s/><text:span text:style-name="T79">contract</text:span>.<text:s/>Το<text:s/><text:span text:style-name="T80">transaction</text:span><text:s/>μέσω του οποίου γίνεται είναι το<text:s/>record_payment_key.<text:s/>ΕΡΩΤΗΣΗ: Αυτή τη στιγμή το<text:s/><text:span text:style-name="T81">record</text:span>_<text:span text:style-name="T82">payment</text:span>_<text:span text:style-name="T83">key</text:span><text:s/>μπορεί να το καλέσει όποιος θέλει. Πως θα το περιορίσω αυτό? (ΛΥΣΗ: Μάλλον πρέπει μόνο το πανεπιστήμιο να το κάνει αυτό έχοντας ίδιο<text:s/><text:span text:style-name="T84">witness</text:span><text:s/><text:span text:style-name="T85">key</text:span><text:s/>με τον<text:s/><text:span text:style-name="T86">organizer</text:span>?)</text:p>
            </text:list-item>
            <text:list-item>
              <text:p text:style-name="P87">Μόλις ολοκληρωθεί η εισαγωγή στο<text:s/><text:span text:style-name="T88">Map</text:span><text:s/>επιστρέφεται το<text:s/><text:span text:style-name="T89">secret</text:span><text:s/><text:span text:style-name="T90">key</text:span><text:s/>στον χρήστη <text:s/>ενώ το<text:s/><text:span text:style-name="T91">hash</text:span>(<text:span text:style-name="T92">secret</text:span>_<text:span text:style-name="T93">key</text:span>)<text:s/>εισάγεται στη βάση<text:s/>ώστε να μπορέσει ο<text:s/><text:span text:style-name="T94">organizer</text:span><text:s/>να το δει και να προσθέσει το χρήστη στην ψηφοφορία</text:p>
            </text:list-item>
            <text:list-item>
              <text:p text:style-name="P95">Τώρα ο χρήστης αν δοκιμάσει να ψηφίσει δε θα μπορεί γιατί ακόμα δεν έχει μπει στο<text:s/><text:span text:style-name="T96">merkle</text:span><text:s/><text:span text:style-name="T97">tree</text:span><text:s/>οπότε πρέπει ο<text:s/><text:span text:style-name="T98">organizer</text:span><text:s/>να τον προσθέσει στην ψηφοφορία. ΕΡΩΤΗΣΗ: Είναι σωστό αυτό? Είναι σαν να έχουμε δηλαδή<text:s/><text:span text:style-name="T99">registration</text:span><text:s/><text:span text:style-name="T100">period</text:span><text:s/>και<text:s/><text:span text:style-name="T101">voting</text:span><text:s/><text:span text:style-name="T102">period</text:span>.<text:s/>Μήπως πρέπει με το που γίνει<text:s/><text:span text:style-name="T103">verified</text:span><text:s/>να ψηφίζει κιόλας?</text:p>
            </text:list-item>
            <text:list-item>
              <text:p text:style-name="P104">Ο<text:s/><text:span text:style-name="T105">organizer</text:span><text:s/>κοιτώντας την βάση πρέπει να προσθέσει το χρήστη στην ψηφοφορία μέσω του<text:s/><text:span text:style-name="T106">transaction</text:span><text:s/><text:span text:style-name="T107">add</text:span>_<text:span text:style-name="T108">voter</text:span>.</text:p>
            </text:list-item>
            <text:list-item>
              <text:p text:style-name="P109">Όταν προστεθεί επιτυχώς<text:s/>από τον<text:s/><text:span text:style-name="T110">organizer</text:span><text:s/>τότε ο χρήστης μπορεί να ψηφίσει</text:p>
            </text:list-item>
          </text:list>
        </text:list-item>
      </text:list>
      <text:p text:style-name="P1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Επικεφαλίδα2" style:display-name="Επικεφαλίδα 2" style:family="paragraph" style:parent-style-name="Βασικό" style:next-style-name="Βασικό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Επικεφαλίδα3" style:display-name="Επικεφαλίδα 3" style:family="paragraph" style:parent-style-name="Βασικό" style:next-style-name="Βασικό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Επικεφαλίδα4" style:display-name="Επικεφαλίδα 4" style:family="paragraph" style:parent-style-name="Βασικό" style:next-style-name="Βασικό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Επικεφαλίδα5" style:display-name="Επικεφαλίδα 5" style:family="paragraph" style:parent-style-name="Βασικό" style:next-style-name="Βασικό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Επικεφαλίδα6" style:display-name="Επικεφαλίδα 6" style:family="paragraph" style:parent-style-name="Βασικό" style:next-style-name="Βασικό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Επικεφαλίδα7" style:display-name="Επικεφαλίδα 7" style:family="paragraph" style:parent-style-name="Βασικό" style:next-style-name="Βασικό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Επικεφαλίδα8" style:display-name="Επικεφαλίδα 8" style:family="paragraph" style:parent-style-name="Βασικό" style:next-style-name="Βασικό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Επικεφαλίδα9" style:display-name="Επικεφαλίδα 9" style:family="paragraph" style:parent-style-name="Βασικό" style:next-style-name="Βασικό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Επικεφαλίδα1Char" style:display-name="Επικεφαλίδα 1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Επικεφαλίδα2Char" style:display-name="Επικεφαλίδα 2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Επικεφαλίδα3Char" style:display-name="Επικεφαλίδα 3 Char" style:family="text" style:parent-style-name="Προεπιλεγμένηγραμματοσειρά">
      <style:text-properties style:font-name-asian="Times New Roman" style:font-name-complex="Times New Roman" fo:color="#0F4761" fo:font-size="14pt" style:font-size-asian="14pt" style:font-size-complex="14pt"/>
    </style:style>
    <style:style style:name="Επικεφαλίδα4Char" style:display-name="Επικεφαλίδα 4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0F4761"/>
    </style:style>
    <style:style style:name="Επικεφαλίδα5Char" style:display-name="Επικεφαλίδα 5 Char" style:family="text" style:parent-style-name="Προεπιλεγμένηγραμματοσειρά">
      <style:text-properties style:font-name-asian="Times New Roman" style:font-name-complex="Times New Roman" fo:color="#0F4761"/>
    </style:style>
    <style:style style:name="Επικεφαλίδα6Char" style:display-name="Επικεφαλίδα 6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595959"/>
    </style:style>
    <style:style style:name="Επικεφαλίδα7Char" style:display-name="Επικεφαλίδα 7 Char" style:family="text" style:parent-style-name="Προεπιλεγμένηγραμματοσειρά">
      <style:text-properties style:font-name-asian="Times New Roman" style:font-name-complex="Times New Roman" fo:color="#595959"/>
    </style:style>
    <style:style style:name="Επικεφαλίδα8Char" style:display-name="Επικεφαλίδα 8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272727"/>
    </style:style>
    <style:style style:name="Επικεφαλίδα9Char" style:display-name="Επικεφαλίδα 9 Char" style:family="text" style:parent-style-name="Προεπιλεγμένηγραμματοσειρά">
      <style:text-properties style:font-name-asian="Times New Roman" style:font-name-complex="Times New Roman" fo:color="#272727"/>
    </style:style>
    <style:style style:name="Τίτλος" style:display-name="Τίτλος" style:family="paragraph" style:parent-style-name="Βασικό" style:next-style-name="Βασικό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ΤίτλοςChar" style:display-name="Τίτλος Char" style:family="text" style:parent-style-name="Προεπιλεγμένηγραμματοσειρά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Υπότιτλος" style:display-name="Υπότιτλος" style:family="paragraph" style:parent-style-name="Βασικό" style:next-style-name="Βασικό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ΥπότιτλοςChar" style:display-name="Υπότιτλος Char" style:family="text" style:parent-style-name="Προεπιλεγμένηγραμματοσειρά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Απόσπασμα" style:display-name="Απόσπασμα" style:family="paragraph" style:parent-style-name="Βασικό" style:next-style-name="Βασικό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ΑπόσπασμαChar" style:display-name="Απόσπασμα Char" style:family="text" style:parent-style-name="Προεπιλεγμένηγραμματοσειρά">
      <style:text-properties fo:font-style="italic" style:font-style-asian="italic" style:font-style-complex="italic" fo:color="#404040"/>
    </style:style>
    <style:style style:name="Παράγραφοςλίστας" style:display-name="Παράγραφος λίστας" style:family="paragraph" style:parent-style-name="Βασικό">
      <style:paragraph-properties style:contextual-spacing="true" fo:margin-left="0.5in">
        <style:tab-stops/>
      </style:paragraph-properties>
      <style:text-properties fo:hyphenate="false"/>
    </style:style>
    <style:style style:name="Έντονηέμφαση" style:display-name="Έντονη έμφαση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οαπόσπ." style:display-name="Έντονο απόσπ." style:family="paragraph" style:parent-style-name="Βασικό" style:next-style-name="Βασικό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Έντονοαπόσπ.Char" style:display-name="Έντονο απόσπ. Char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ηαναφορά" style:display-name="Έντονη αναφορά" style:family="text" style:parent-style-name="Προεπιλεγμένηγραμματοσειρά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imitris Vassiliou</meta:initial-creator>
    <dc:creator>Dimitris Vassiliou</dc:creator>
    <meta:creation-date>2025-05-13T18:15:00Z</meta:creation-date>
    <dc:date>2025-05-13T18:40:00Z</dc:date>
    <meta:template xlink:href="Normal.dotm" xlink:type="simple"/>
    <meta:editing-cycles>7</meta:editing-cycles>
    <meta:editing-duration>PT1500S</meta:editing-duration>
    <meta:document-statistic meta:page-count="1" meta:paragraph-count="4" meta:word-count="331" meta:character-count="2118" meta:row-count="14" meta:non-whitespace-character-count="1791"/>
  </office:meta>
</office:document-meta>
</file>